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6fb2b2" officeooo:paragraph-rsid="006fb2b2" style:font-size-asian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paragraph-rsid="006fb2b2" style:font-size-asian="22pt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919b50" officeooo:paragraph-rsid="00919b50" style:font-size-asian="22pt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8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98dadd" style:font-size-asian="14pt"/>
    </style:style>
    <style:style style:name="P9" style:family="paragraph" style:parent-style-name="Standard">
      <style:paragraph-properties fo:margin-left="8.742cm" fo:margin-right="0cm" fo:text-indent="0cm" style:auto-text-indent="false"/>
      <style:text-properties style:use-window-font-color="true" loext:opacity="0%" style:font-name="Times New Roman1" fo:font-size="14pt" style:font-size-asian="14pt"/>
    </style:style>
    <style:style style:name="P10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11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loext:opacity="0%" style:font-name="Times New Roman1" fo:font-size="14pt" officeooo:rsid="004dd018" officeooo:paragraph-rsid="004dd018" style:font-size-asian="14pt"/>
    </style:style>
    <style:style style:name="P12" style:family="paragraph" style:parent-style-name="Standard">
      <style:paragraph-properties fo:margin-left="7.493cm" fo:margin-right="0cm" fo:text-indent="1.249cm" style:auto-text-indent="false"/>
      <style:text-properties style:use-window-font-color="true" loext:opacity="0%" style:font-name="Times New Roman1" fo:font-size="14pt" style:font-size-asian="14pt"/>
    </style:style>
    <style:style style:name="P13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14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6fb2b2" officeooo:paragraph-rsid="006fb2b2" style:font-size-asian="14pt"/>
    </style:style>
    <style:style style:name="P1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16" style:family="paragraph" style:parent-style-name="Standard">
      <style:paragraph-properties fo:line-height="150%"/>
      <style:text-properties style:use-window-font-color="true" loext:opacity="0%" style:font-name="Times New Roman1" fo:font-size="21pt" officeooo:rsid="007932ae" officeooo:paragraph-rsid="007932ae" style:font-size-asian="21pt" style:font-size-complex="21pt"/>
    </style:style>
    <style:style style:name="P1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officeooo:rsid="007932ae" officeooo:paragraph-rsid="007932ae" style:font-size-asian="12.25pt" style:font-size-complex="14pt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officeooo:paragraph-rsid="0088c627" style:font-size-asian="12.25pt" style:font-size-complex="14pt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fo:font-weight="normal" officeooo:paragraph-rsid="008ca778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9b7701" officeooo:paragraph-rsid="009b7701" style:font-size-asian="21pt" style:font-weight-asian="bold" style:font-size-complex="21pt"/>
    </style:style>
    <style:style style:name="P21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2cm" fo:language="ru" fo:country="RU" fo:font-style="normal" fo:font-weight="bold" officeooo:rsid="009d054d" officeooo:paragraph-rsid="009d054d" style:font-name-asian="Times New Roman" style:font-size-asian="14pt" style:language-asian="zh" style:country-asian="CN" style:font-style-asian="normal" style:font-weight-asian="bold" style:font-name-complex="Times New Roman" style:font-size-complex="14pt" style:language-complex="hi" style:country-complex="IN" style:font-style-complex="normal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2cm" fo:language="ru" fo:country="RU" fo:font-style="normal" fo:font-weight="normal" officeooo:rsid="00714d45" officeooo:paragraph-rsid="008ca903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21pt" fo:font-weight="bold" officeooo:paragraph-rsid="001dd77c" style:font-size-asian="21pt" style:font-weight-asian="bold" style:font-size-complex="21pt" style:font-weight-complex="bold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officeooo:rsid="00645043" officeooo:paragraph-rsid="00645043" style:font-size-asian="12.25pt" style:font-size-complex="14pt"/>
    </style:style>
    <style:style style:name="T1" style:family="text">
      <style:text-properties officeooo:rsid="00919b50"/>
    </style:style>
    <style:style style:name="T2" style:family="text">
      <style:text-properties officeooo:rsid="009a73fa"/>
    </style:style>
    <style:style style:name="T3" style:family="text">
      <style:text-properties officeooo:rsid="0032a530"/>
    </style:style>
    <style:style style:name="T4" style:family="text">
      <style:text-properties officeooo:rsid="004bfe69"/>
    </style:style>
    <style:style style:name="T5" style:family="text">
      <style:text-properties officeooo:rsid="008c3c38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8c3c38" style:font-weight-asian="bold"/>
    </style:style>
    <style:style style:name="T8" style:family="text">
      <style:text-properties fo:font-weight="bold" officeooo:rsid="008ad829" style:font-weight-asian="bold"/>
    </style:style>
    <style:style style:name="T9" style:family="text">
      <style:text-properties fo:font-weight="normal" officeooo:rsid="0070a135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7932ae" style:font-weight-asian="normal" style:font-weight-complex="normal"/>
    </style:style>
    <style:style style:name="T12" style:family="text">
      <style:text-properties fo:font-weight="normal" officeooo:rsid="007d51a7" style:font-weight-asian="normal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weight="normal" officeooo:rsid="004bfe69" style:font-weight-asian="normal" style:font-weight-complex="normal"/>
    </style:style>
    <style:style style:name="T15" style:family="text">
      <style:text-properties fo:font-weight="normal" officeooo:rsid="008ca903" style:font-weight-asian="normal" style:font-weight-complex="normal"/>
    </style:style>
    <style:style style:name="T16" style:family="text">
      <style:text-properties fo:font-weight="normal" officeooo:rsid="0095bf06" style:font-weight-asian="normal" style:font-weight-complex="normal"/>
    </style:style>
    <style:style style:name="T17" style:family="text">
      <style:text-properties fo:font-weight="normal" officeooo:rsid="009d054d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"><text:span text:style-name="T1">Практическая</text:span> работа №<text:span text:style-name="T2">3</text:span></text:p>
      <text:p text:style-name="P4">по курсу</text:p>
      <text:p text:style-name="P5">«Проектирование и архитектура </text:p>
      <text:p text:style-name="P5">программных систем»</text:p>
      <text:p text:style-name="P5"/>
      <text:p text:style-name="P6">Виды и направления тестирования. Дымовое тестирование, тестирование критического пути </text:p>
      <text:p text:style-name="P7"/>
      <text:p text:style-name="P7"/>
      <text:p text:style-name="P7"/>
      <text:p text:style-name="P7"/>
      <text:p text:style-name="P7"/>
      <text:p text:style-name="P8"/>
      <text:p text:style-name="P7"/>
      <text:p text:style-name="P9"/>
      <text:p text:style-name="P10"><text:tab/><text:tab/><text:tab/><text:tab/> <text:s text:c="6"/><text:tab/><text:tab/><text:tab/><text:tab/><text:tab/><text:span text:style-name="T3">Выполнил:</text:span></text:p>
      <text:p text:style-name="P10"><text:span text:style-name="T3"><text:s/>с</text:span>тудент <text:span text:style-name="T3">группы ИКПИ-</text:span><text:span text:style-name="T4">11</text:span></text:p>
      <text:p text:style-name="P11">Крылов А.В.</text:p>
      <text:p text:style-name="P12"/>
      <text:p text:style-name="P13">Принял: </text:p>
      <text:p text:style-name="P14">Смирнов. К.А.</text:p>
      <text:p text:style-name="P2"/>
      <text:p text:style-name="P2"/>
      <text:p text:style-name="P2"/>
      <text:p text:style-name="P2"/>
      <text:p text:style-name="P2"/>
      <text:p text:style-name="P7">Санкт-Петербург</text:p>
      <text:p text:style-name="P15">202<text:span text:style-name="T5">5</text:span> г.</text:p>
      <text:p text:style-name="P16"><text:soft-page-break/><text:span text:style-name="T6">Тема </text:span><text:span text:style-name="T7">дипломной </text:span><text:span text:style-name="T8">работы</text:span></text:p>
      <text:p text:style-name="P17"><text:span text:style-name="T9">Р</text:span><text:span text:style-name="T10">азработка HAL для микроконтроллера Mik32 Amur на языке программирования Rust.</text:span></text:p>
      <text:p text:style-name="P18"><text:span text:style-name="T11">Проект направлен на </text:span><text:span text:style-name="T12">реализацию</text:span><text:span text:style-name="T11"> безопасно</text:span><text:span text:style-name="T12">й работы с</text:span><text:span text:style-name="T11"> памят</text:span><text:span text:style-name="T12">ью</text:span><text:span text:style-name="T11"> и предотвращ</text:span><text:span text:style-name="T12">ение</text:span><text:span text:style-name="T11"> распростран</text:span><text:span text:style-name="T12">ё</text:span><text:span text:style-name="T11">нны</text:span><text:span text:style-name="T12">х</text:span><text:span text:style-name="T11"> ошиб</text:span><text:span text:style-name="T12">ок</text:span><text:span text:style-name="T11">, таки</text:span><text:span text:style-name="T12">х</text:span><text:span text:style-name="T11"> как </text:span><text:span text:style-name="T12">use-after-free</text:span><text:span text:style-name="T11"> и гонки данных </text:span><text:span text:style-name="T12">путём использования многочисленных проверок на стадии компиляции, предоставляемых языком Rust</text:span><text:span text:style-name="T11">.</text:span></text:p>
      <text:p text:style-name="P19"/>
      <text:p text:style-name="P20">Тест-кейс дымового тестирования</text:p>
      <text:p text:style-name="P21">Название тест-кейса:<text:span text:style-name="T10"> Инициализация HAL.</text:span></text:p>
      <text:p text:style-name="P21">Описание: <text:span text:style-name="T10">Запустить программу, вызывающую функцию </text:span><text:span text:style-name="T13">hal::init()</text:span><text:span text:style-name="T10">.</text:span></text:p>
      <text:p text:style-name="P21">Ожидаемый результат: <text:span text:style-name="T10">Программа инициализирует HAL и завершит работу.</text:span></text:p>
      <text:p text:style-name="P21">Тип теста: <text:span text:style-name="T10">Позитивный.</text:span></text:p>
      <text:p text:style-name="P22"/>
      <text:p text:style-name="P20">Тест-кейс критического пути</text:p>
      <text:p text:style-name="P21">Название тест-кейса:<text:span text:style-name="T10"> Мигание светодиодом.</text:span></text:p>
      <text:p text:style-name="P21">Описание: <text:span text:style-name="T10">Запустить программу, вызывающую функцию </text:span><text:span text:style-name="T13">hal::init(),</text:span><text:span text:style-name="T10"> инициализирующую порт 7 GPIO 2 и постоянно изменяющую состояние вывода.</text:span></text:p>
      <text:p text:style-name="P21">Ожидаемый результат: <text:span text:style-name="T10">Программа инициализирует HAL, инициализирует порт 7 GPIO 2 и будет постоянно мигать встроенным в отладочную плату светодиодом.</text:span></text:p>
      <text:p text:style-name="P21">Тип теста: <text:span text:style-name="T10">Позитивный.</text:span></text:p>
      <text:p text:style-name="P22"/>
      <text:p text:style-name="P22"/>
      <text:p text:style-name="P22"/>
      <text:p text:style-name="P22"/>
      <text:p text:style-name="P23"><text:soft-page-break/>Выводы</text:p>
      <text:p text:style-name="P24"><text:span text:style-name="T10">В </text:span><text:span text:style-name="T14">ходе провед</text:span><text:span text:style-name="T15">ё</text:span><text:span text:style-name="T14">нной </text:span><text:span text:style-name="T16">практической</text:span><text:span text:style-name="T14"> работы </text:span><text:span text:style-name="T15">был</text:span><text:span text:style-name="T17">и разработаны тест-кейсы для программного обеспечения ВКР с использованием методов дымового тестирования и критического пути</text:span><text:span text:style-name="T15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line-height="108%" fo:text-indent="0cm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423cm" fo:margin-bottom="0cm" style:contextual-spacing="false" fo:line-height="100%" fo:hyphenation-ladder-count="no-limit" fo:hyphenation-keep="auto" loext:hyphenation-keep-type="column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NotoSans NF" fo:font-family="'NotoSans NF'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roman" style:font-size-asian="18pt" style:font-style-asian="normal" style:font-weight-asian="normal" style:font-name-complex="Times New Roman2" style:font-family-complex="'Times New Roman'" style:font-family-generic-complex="system" style:font-pitch-complex="variable" style:font-size-complex="12pt" style:text-emphasize="none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9-15T17:19:00</meta:creation-date>
    <meta:initial-creator>Dell</meta:initial-creator>
    <dc:language>en-US</dc:language>
    <dc:date>2025-04-04T19:11:49.457039565</dc:date>
    <meta:editing-cycles>91</meta:editing-cycles>
    <meta:editing-duration>P1DT19H25M28S</meta:editing-duration>
    <meta:generator>LibreOffice/25.2.2.2$Linux_X86_64 LibreOffice_project/520$Build-2</meta:generator>
    <meta:document-statistic meta:table-count="0" meta:image-count="0" meta:object-count="0" meta:page-count="3" meta:paragraph-count="31" meta:word-count="187" meta:character-count="1640" meta:non-whitespace-character-count="1461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